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SC" svg:font-family="'Source Han Sans SC'" style:font-family-generic="system" style:font-pitch="variable"/>
  </office:font-face-decls>
  <office:automatic-styles>
    <style:style style:name="co1" style:family="table-column">
      <style:table-column-properties fo:break-before="auto" style:column-width="1.86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gol-die-hard-80-iterations-average" table:style-name="ta1"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name-unit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ak</text:p>
          </table:table-cell>
          <table:table-cell office:value-type="string" calcext:value-type="string">
            <text:p>integration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output-lines</text:p>
          </table:table-cell>
          <table:table-cell office:value-type="string" calcext:value-type="string">
            <text:p>output-line-fanout</text:p>
          </table:table-cell>
          <table:table-cell office:value-type="string" calcext:value-type="string">
            <text:p>input-lines</text:p>
          </table:table-cell>
          <table:table-cell office:value-type="string" calcext:value-type="string">
            <text:p>crossbar-connections-per-input</text:p>
          </table:table-cell>
          <table:table-cell office:value-type="string" calcext:value-type="string">
            <text:p>input-spikes</text:p>
          </table:table-cell>
          <table:table-cell office:value-type="string" calcext:value-type="string">
            <text:p>total-connections (x’s)</text:p>
          </table:table-cell>
          <table:table-cell office:value-type="string" calcext:value-type="string">
            <text:p>crossbar-connections-per-output / synapses per neuron</text:p>
          </table:table-cell>
          <table:table-cell/>
          <table:table-cell office:value-type="string" calcext:value-type="string">
            <text:p>out-synaps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office:value-type="float" office:value="85.61875" calcext:value-type="float">
            <text:p>85.61875</text:p>
          </table:table-cell>
          <table:table-cell office:value-type="float" office:value="197.875" calcext:value-type="float">
            <text:p>197.875</text:p>
          </table:table-cell>
          <table:table-cell office:value-type="float" office:value="29.89375" calcext:value-type="float">
            <text:p>29.89375</text:p>
          </table:table-cell>
          <table:table-cell table:number-columns-repeated="8"/>
          <table:table-cell office:value-type="float" office:value="6.27333333333333" calcext:value-type="float">
            <text:p>6.273333333333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0:399]</text:p>
          </table:table-cell>
          <table:table-cell office:value-type="string" calcext:value-type="string">
            <text:p>convolution</text:p>
          </table:table-cell>
          <table:table-cell office:value-type="float" office:value="14.96875" calcext:value-type="float">
            <text:p>14.96875</text:p>
          </table:table-cell>
          <table:table-cell office:value-type="float" office:value="20.0125" calcext:value-type="float">
            <text:p>20.0125</text:p>
          </table:table-cell>
          <table:table-cell office:value-type="float" office:value="9.925" calcext:value-type="float">
            <text:p>9.925</text:p>
          </table:table-cell>
          <table:table-cell office:value-type="float" office:value="400" calcext:value-type="float">
            <text:p>400</text:p>
          </table:table-cell>
          <table:table-cell office:value-type="float" office:value="3" calcext:value-type="float">
            <text:p>3</text:p>
          </table:table-cell>
          <table:table-cell table:formula="of:=SUM([.F4:.F5])+400" office:value-type="float" office:value="1200" calcext:value-type="float">
            <text:p>1200</text:p>
          </table:table-cell>
          <table:table-cell table:formula="of:=[.K3]/[.H3]" office:value-type="float" office:value="1" calcext:value-type="float">
            <text:p>1</text:p>
          </table:table-cell>
          <table:table-cell table:formula="of:=[.E4]+[.E5]+7/160" office:value-type="float" office:value="20.0125" calcext:value-type="float">
            <text:p>20.0125</text:p>
          </table:table-cell>
          <table:table-cell table:formula="of:=2*[.F4]*[.N4]/1 + 400" office:value-type="float" office:value="1200" calcext:value-type="float">
            <text:p>1200</text:p>
          </table:table-cell>
          <table:table-cell table:formula="of:=[.K3]/[.F3]" office:value-type="float" office:value="3" calcext:value-type="float">
            <text:p>3</text:p>
          </table:table-cell>
          <table:table-cell/>
          <table:table-cell office:value-type="float" office:value="16.82" calcext:value-type="float">
            <text:p>16.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400:799]</text:p>
          </table:table-cell>
          <table:table-cell office:value-type="string" calcext:value-type="string">
            <text:p>convolution</text:p>
          </table:table-cell>
          <table:table-cell office:value-type="float" office:value="35.325" calcext:value-type="float">
            <text:p>35.325</text:p>
          </table:table-cell>
          <table:table-cell office:value-type="float" office:value="88.93125" calcext:value-type="float">
            <text:p>88.93125</text:p>
          </table:table-cell>
          <table:table-cell office:value-type="float" office:value="14.925" calcext:value-type="float">
            <text:p>14.9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table:formula="of:=[.F3]" office:value-type="float" office:value="400" calcext:value-type="float">
            <text:p>400</text:p>
          </table:table-cell>
          <table:table-cell table:formula="of:=[.K4]/[.H4]" office:value-type="float" office:value="8.41" calcext:value-type="float">
            <text:p>8.41</text:p>
          </table:table-cell>
          <table:table-cell table:formula="of:=[.E3]" office:value-type="float" office:value="9.925" calcext:value-type="float">
            <text:p>9.925</text:p>
          </table:table-cell>
          <table:table-cell table:formula="of:=1*[.F3]*[.N3]/2" office:value-type="float" office:value="3364" calcext:value-type="float">
            <text:p>3364</text:p>
          </table:table-cell>
          <table:table-cell table:formula="of:=[.K4]/[.F4]" office:value-type="float" office:value="8.41" calcext:value-type="float">
            <text:p>8.4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[800:1199]</text:p>
          </table:table-cell>
          <table:table-cell office:value-type="string" calcext:value-type="string">
            <text:p>convolution</text:p>
          </table:table-cell>
          <table:table-cell office:value-type="float" office:value="35.325" calcext:value-type="float">
            <text:p>35.325</text:p>
          </table:table-cell>
          <table:table-cell office:value-type="float" office:value="88.93125" calcext:value-type="float">
            <text:p>88.93125</text:p>
          </table:table-cell>
          <table:table-cell office:value-type="float" office:value="5.04375" calcext:value-type="float">
            <text:p>5.0437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table:formula="of:=[.F3]" office:value-type="float" office:value="400" calcext:value-type="float">
            <text:p>400</text:p>
          </table:table-cell>
          <table:table-cell table:formula="of:=[.K5]/[.H5]" office:value-type="float" office:value="8.41" calcext:value-type="float">
            <text:p>8.41</text:p>
          </table:table-cell>
          <table:table-cell table:formula="of:=[.E3]" office:value-type="float" office:value="9.925" calcext:value-type="float">
            <text:p>9.925</text:p>
          </table:table-cell>
          <table:table-cell table:formula="of:=1*[.F3]*[.N3]/2" office:value-type="float" office:value="3364" calcext:value-type="float">
            <text:p>3364</text:p>
          </table:table-cell>
          <table:table-cell table:formula="of:=[.K5]/[.F5]" office:value-type="float" office:value="8.41" calcext:value-type="float">
            <text:p>8.4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SC" svg:font-family="'Source Han Sans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Source Han Sans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20">00/00/0000</text:date>, <text:time style:data-style-name="N2" text:time-value="15:50:13.3817166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1-20T15:50:52.192445412</dc:date>
    <dc:creator>Elkin Cruz</dc:creator>
    <meta:editing-duration>PT16M20S</meta:editing-duration>
    <meta:editing-cycles>4</meta:editing-cycles>
    <meta:generator>LibreOffice/7.2.5.2.0$Linux_X86_64 LibreOffice_project/20$Build-2</meta:generator>
    <meta:document-statistic meta:table-count="1" meta:cell-count="57" meta:object-count="0"/>
  </office:meta>
</office:document-meta>
</file>